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/>
    </style:style>
    <style:style style:name="co1" style:family="table-column">
      <style:table-column-properties fo:break-before="auto" style:column-width="2.301875cm" style:use-optimal-column-width="true"/>
    </style:style>
    <style:style style:name="co2" style:family="table-column">
      <style:table-column-properties fo:break-before="auto" style:column-width="2.38125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75166666666667cm" style:use-optimal-column-width="true"/>
    </style:style>
    <style:style style:name="co5" style:family="table-column">
      <style:table-column-properties fo:break-before="auto" style:column-width="4.18041666666667cm" style:use-optimal-column-width="true"/>
    </style:style>
    <style:style style:name="co6" style:family="table-column">
      <style:table-column-properties fo:break-before="auto" style:column-width="3.730625cm" style:use-optimal-column-width="true"/>
    </style:style>
    <style:style style:name="co7" style:family="table-column">
      <style:table-column-properties fo:break-before="auto" style:column-width="4.28625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3.33375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juntas_de_tap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4" table:default-cell-style-name="ce1"/>
        <table:table-column table:style-name="co10" table:number-columns-repeated="15362" table:default-cell-style-name="ce1"/>
        <table:table-row table:style-name="ro1">
          <table:table-cell office:value-type="string" table:style-name="ce1">
            <text:p>id_articulo</text:p>
          </table:table-cell>
          <table:table-cell office:value-type="string" table:style-name="ce2">
            <text:p>no_retorque</text:p>
          </table:table-cell>
          <table:table-cell office:value-type="string" table:style-name="ce2">
            <text:p>espesor_mm</text:p>
          </table:table-cell>
          <table:table-cell office:value-type="string" table:style-name="ce1">
            <text:p>cant_muescas</text:p>
          </table:table-cell>
          <table:table-cell office:value-type="string" table:style-name="ce1">
            <text:p>diametro_cilindro_junta</text:p>
          </table:table-cell>
          <table:table-cell office:value-type="string" table:style-name="ce1">
            <text:p>cant_ cilindros_junta</text:p>
          </table:table-cell>
          <table:table-cell office:value-type="string" table:style-name="ce2">
            <text:p>pdf_folleto_apriete</text:p>
          </table:table-cell>
          <table:table-cell office:value-type="string" table:style-name="ce1">
            <text:p>competicio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1-0001 A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1-0001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1-0001 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1-0001 B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1-0001 B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1-0001 C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1-0001 C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1-0001 CJ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1-0001 C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1-0001 C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1-0001 C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1-0001 E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1-0001 G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1-0001 L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1-0001 L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1-0001 L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001 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002 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002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002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002 X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002 X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01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010 A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01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02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03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03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04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050 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05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06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07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07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08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08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080 K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08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09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09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09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100 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100 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11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11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12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12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13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13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14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15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15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16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16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18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18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19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19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20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20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21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21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22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22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220 H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220 M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23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23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250 H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250 M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27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27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27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270 H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270 M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28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28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28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280 H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280 M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300 M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300 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310 M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310 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320 M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320 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35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35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36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37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37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38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38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39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39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39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41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41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42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42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43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44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44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45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45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46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46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47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48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48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49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50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51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52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52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53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53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54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55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56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57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58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58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59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59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60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61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62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63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63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630 K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64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640 K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650 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650 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660 H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660 M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70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70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710 M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710 R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72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73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74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74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74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750 M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750 R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76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76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770 M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770 R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770 S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780 M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780 R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780 S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79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79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80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80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80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80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800 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800 L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800 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800 Q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800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800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800 Q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800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81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81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820 H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820 M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830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830 Q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88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88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89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90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90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91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91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92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92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94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94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95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95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96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96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96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962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97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97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97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970 Q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970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970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0971 Q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004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01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02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03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04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05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05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06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06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07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08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08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09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10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10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11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11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120 M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120 R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130 M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130 R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140 M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140 R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140 S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160 M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160 R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160 S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17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17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18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180 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18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19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19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19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19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190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0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0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0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0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0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00 Q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00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00 S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1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1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1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1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10 Q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10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10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3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3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7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8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80 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8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8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80 N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82 J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82 J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82 M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82 M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9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90 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9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9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90 N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92 J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92 J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293 M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30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30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30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302 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302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302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31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32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33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33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34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34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350 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35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35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35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350 K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350 N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350 S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36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36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360 K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38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38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380 K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39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39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45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46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46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480 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48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48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49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49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510 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510 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520 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520 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530 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530 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530 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590 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590 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610 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610 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610 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700 M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700 R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700 S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720 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720 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720 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730 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730 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730 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74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740 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74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76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77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77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78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79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80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80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81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81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82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82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85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86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87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87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88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88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90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90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91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91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92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92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93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93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94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94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94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95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95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96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96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97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97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98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98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99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99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99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990 K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990 N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1990 S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0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0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0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0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00 K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00 N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00 Q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00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00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00 Q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00 S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1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1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1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1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10 K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10 N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10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10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10 Q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10 S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3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3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30 K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3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30 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3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30 N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30 Q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30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30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30 Q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30 S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4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40 A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40 M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40 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4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40 T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5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50 A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50 M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50 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5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6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6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60 K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6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6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60 N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60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60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60 Q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60 S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7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7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7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70 K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7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7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70 N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70 Q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70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70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70 Q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70 S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9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9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90 K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9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9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90 N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90 Q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90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90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090 S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0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0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0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00 K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0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0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00 Q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00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00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00 Q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00 S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02 Q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02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02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02 Q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10 0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10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10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10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10 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10 F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10 F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10 F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10 K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10 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10 K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10 K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2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2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3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3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4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40 M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40 R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4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5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5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7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7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8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8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9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19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20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20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21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210 A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21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22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220 A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22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23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23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24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24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25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250 K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26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260 K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27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27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28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28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29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29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0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0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1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1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2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20 A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2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3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3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4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4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6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60 K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6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7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70 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70 K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7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8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8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80 K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80 K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8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80 N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80 Q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80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80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80 Q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80 Q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80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80 S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80 X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80 Y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82 Q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82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82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82 Q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82 Q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9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9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9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90 K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90 K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9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90 N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90 Q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90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90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90 Q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90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90 S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90 X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90 Y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92 Q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92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92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392 Q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00 0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00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00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00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00 F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00 F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00 F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0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00 K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00 K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00 K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00 K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00 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00 X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00 X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00 X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00 Y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00 Y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00 Y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00 Y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1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1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1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1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30 0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30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30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30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30 I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30 I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30 I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40 0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40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40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40 2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40 2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40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40 3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40 I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40 I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40 I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40 P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40 P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40 S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40 S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40 S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40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5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5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50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50 X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50 Y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52 J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52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52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54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60 0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60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60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60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60 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60 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60 X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60 X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60 X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60 Y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60 Y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60 Y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60 Y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7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7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7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80 0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80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80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80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90 0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90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90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90 I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90 I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90 I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490 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0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0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30 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3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40 0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40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40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40 2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40 I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40 I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40 I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40 J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40 P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40 S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40 S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40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50 J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5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5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50 Q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50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50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50 Q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50 S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52 J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52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52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60 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6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6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60 P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60 P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60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60 S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60 S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70 0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70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70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70 M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70 M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70 M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80 M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80 M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80 M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59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0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0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02 J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02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02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03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04 M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04 M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04 M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08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08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08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08 4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08 5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1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10 M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10 R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10 S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10 S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1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2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2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40 M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40 R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5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5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60 M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60 R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6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70 M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70 R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8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8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9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69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70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70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710 M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710 R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720 M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720 R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73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73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74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74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75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75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76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76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77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77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770 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77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78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78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79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79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80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80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81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81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82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82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83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83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84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84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85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85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87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87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87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87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870 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87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870 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870 Q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870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870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870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0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0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0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1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10 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1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1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1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1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10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10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2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2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2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2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20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20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20 Q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20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30 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3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3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40 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4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4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5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5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6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6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6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7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7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8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8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9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299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0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0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1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10 K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2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2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2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20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3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3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3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30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4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40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40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5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5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58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59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6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6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6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6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6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60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60 X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8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80 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8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8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80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80 X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09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0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10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10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10 4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10 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10 F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10 F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10 F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10 X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10 X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10 X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2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2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20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22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24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24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25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25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3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30 P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40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40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40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40 4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40 5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40 6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40 M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40 M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40 M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40 M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40 M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40 M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50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50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50 4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50 N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50 N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50 N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50 X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50 X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50 X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6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6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62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62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63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70 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70 J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7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7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70 P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70 P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70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70 S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70 S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80 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80 J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8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8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80 P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80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80 S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80 S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19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21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21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22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25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25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252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252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256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256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26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26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27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27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280 H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280 M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282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282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282 M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282 M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282 M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282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284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286 0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286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286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288 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288 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288 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288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29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29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0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0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0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0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10 H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10 M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20 H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20 M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3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3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3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3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30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4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4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4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4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5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5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6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6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6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63 J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63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63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7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70 J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7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70 M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7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70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70 T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70 X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8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8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80 E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80 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8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8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8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80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80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80 Q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80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80 X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81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81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81 S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82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9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9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9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9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9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90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90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90 Q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90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90 X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94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94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394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400 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40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400 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41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41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41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41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410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412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414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42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42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430 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43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43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430 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430 K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430 N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43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44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44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45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45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46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46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470 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47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47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48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49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49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0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0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02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02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04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06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06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08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1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1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1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14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2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2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3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3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32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32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34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4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4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4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42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42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44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5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5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5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54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6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7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7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8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8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9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59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600 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60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600 K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60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66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67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68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68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69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70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70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71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710 M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710 R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710 S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710 S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71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72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720 M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720 R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720 S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73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73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75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75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76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77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79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80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80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81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81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820 M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820 R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3820 S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00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00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00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00 4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00 E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00 P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00 P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00 S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00 S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00 S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00 S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01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01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01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02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02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02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02 4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02 E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02 P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02 P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02 S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02 S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02 S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02 S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1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10 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1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10 K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1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1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10 N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10 N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10 S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10 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2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2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30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30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30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30 4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30 E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30 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30 F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30 F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30 F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30 F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30 S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50 0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50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50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50 E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50 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50 K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50 K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50 K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60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60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60 M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60 M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60 M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06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17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17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173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175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18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18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19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20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20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21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22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23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23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24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24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25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25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26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26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27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27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28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28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29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29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30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30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31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31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32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32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33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33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34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34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35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35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35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35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36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36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370 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380 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390 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39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39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00 0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00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00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00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00 4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00 M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00 M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00 M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0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00 S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00 S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00 S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02 0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02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02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02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02 M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02 M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02 M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02 N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1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1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2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2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3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3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3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32 M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32 M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32 M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36 M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36 M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36 M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4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40 M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50 M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50 T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60 M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70 M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90 M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490 T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50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50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530 M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530 T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550 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550 H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570 K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570 N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580 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580 K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580 N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590 K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590 N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600 K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600 N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610 K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610 N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620 K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620 N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63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63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640 N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640 N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68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682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684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70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71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72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73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73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73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730 E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74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74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74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74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75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75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752 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756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758 M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758 M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758 M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76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76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76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76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77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77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78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79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80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81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81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82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82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830 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83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84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84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86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87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87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88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89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89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89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0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00 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0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1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1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1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2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2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3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3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4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4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5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5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6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6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7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7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8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8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82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83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83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83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83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85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85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86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86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87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9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9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91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92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94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94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95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4995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00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00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00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00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00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01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01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02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03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03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04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04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04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04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040 S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060 K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06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07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07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08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08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09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09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11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11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12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12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13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13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14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14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14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15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15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15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16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16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17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17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180 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18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19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19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20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22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22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22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23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23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23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24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24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25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25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25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25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26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260 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260 J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26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26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260 K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26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260 N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280 A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28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30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302 A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302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31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310 A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320 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33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34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35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36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36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37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37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38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38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39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39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39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390 H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390 M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39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40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40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41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41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42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42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43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43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48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480 K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48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490 J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49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49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490 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490 N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490 P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490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500 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50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500 N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502 J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52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520 K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52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53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530 K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53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54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540 K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54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55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550 K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552 J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552 J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580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580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580 E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58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580 S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580 S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590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590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590 E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590 P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590 P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590 S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590 S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60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65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66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66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67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680 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680 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69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69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70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70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710 M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710 R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72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72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73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73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73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74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76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76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77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77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78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78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79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79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80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80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810 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82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83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83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850 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850 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86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88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88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89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90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90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91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91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920 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920 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930 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930 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94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94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95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96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96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96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960 S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960 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97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97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97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970 S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970 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99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99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99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99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990 S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990 S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990 T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5990 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000 H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000 L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03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03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04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04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040 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04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04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040 S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05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050 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05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05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050 S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050 S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050 T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050 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060 K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06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07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07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07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070 S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070 S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0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0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0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1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1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3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5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5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6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6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1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2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3 4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3 5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3 W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3 W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4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4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5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5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5 P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8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8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8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8 4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8 5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8 6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8 M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8 M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8 M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8 M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8 M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8 S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8 S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8 S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8 S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8 S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8 S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9 M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9 M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9 M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9 M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79 M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8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8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8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80 K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80 N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80 S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82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82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84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86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86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86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86 4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86 5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86 6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88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88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88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88 4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88 5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88 6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9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9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90 F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9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90 K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9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90 N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90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90 Q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90 R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190 S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00 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1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1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10 A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10 E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10 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10 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1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10 K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1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1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10 N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10 N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10 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10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10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10 Q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10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10 S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3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3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30 A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30 E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30 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30 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3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30 K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3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3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30 N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30 N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30 S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40 K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4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5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5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50 S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6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60 E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60 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6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6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6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60 Q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60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60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60 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60 X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70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70 1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70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70 2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70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70 3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70 4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70 5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70 N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80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80 1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80 2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80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80 2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80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80 3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80 4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80 4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80 5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80 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80 F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80 F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80 I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80 X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80 X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80 X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90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90 1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90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90 2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90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90 3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90 4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90 4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90 5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90 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90 M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90 M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90 M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90 M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90 M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90 M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90 N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90 X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90 X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90 X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92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92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92 4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92 5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292 6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00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00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1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10 X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12 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12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14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14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14 P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18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2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3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3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40 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4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5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50 X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60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60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60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60 4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60 5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60 6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60 M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60 M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60 M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60 M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60 M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60 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60 S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60 S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60 S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60 S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60 S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60 S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70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70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70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70 4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70 5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70 6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70 M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70 M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70 M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70 M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70 M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72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72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72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72 4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72 5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76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8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382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0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0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2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2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21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22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22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25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26 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26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26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26 P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26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26 S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27 0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27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27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27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27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28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29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3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3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3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31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32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32 N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34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36 0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36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36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36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4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4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5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50 M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50 M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50 Q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50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50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50 Q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50 R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50 R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50 S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8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8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80 K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8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8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80 N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80 Q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80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80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480 S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0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0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00 K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0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0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00 N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00 Q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00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00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00 S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1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10 K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2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20 E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20 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2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20 K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2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2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20 N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20 Q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20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20 S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3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3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30 K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3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3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30 N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30 N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30 Q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30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30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30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30 S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5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50 E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50 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50 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5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50 K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5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5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50 N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50 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50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50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50 S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50 X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60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60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60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60 4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60 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60 F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60 F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60 F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70 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7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7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70 Q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70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70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70 Q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70 X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8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80 E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80 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80 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80 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8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80 X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90 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9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590 X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00 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10 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1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10 X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20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20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20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20 4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20 5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20 E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20 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20 F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20 F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20 F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20 S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20 S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20 S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20 S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20 S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20 X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20 X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20 X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40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40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40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40 4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40 5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40 X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40 X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40 X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50 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5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52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52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60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60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60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60 4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60 M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60 X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60 X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60 X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70 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7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7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70 P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70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70 S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8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680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70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71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71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72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72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73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74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75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75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760 M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760 T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770 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770 I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77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78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781 A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782 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786 A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79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79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79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79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792 A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80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80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81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81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82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82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83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83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84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85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85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86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86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87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870 T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88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89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89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0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0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1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1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3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3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3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30 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6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6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6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64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65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66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67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70 K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7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70 N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74 M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74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76 M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76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80 K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8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82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84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86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9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91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91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94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95 M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95 M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95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95 N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96 M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96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97 M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97 M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97 M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6998 M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0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00 M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01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02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02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03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04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04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06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1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12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14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14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16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18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5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5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51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53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54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55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55 N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55 P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6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70 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71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71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72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72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72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72 M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72 M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72 M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73 M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73 M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73 M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74 M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74 M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74 M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75 J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75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75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75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75 N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77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77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79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80 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82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82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82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84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90 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9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90 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9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90 J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9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90 K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9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90 P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90 Q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90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90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90 Q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090 X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1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10 K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1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10 X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12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12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2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2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2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20 K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2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20 Q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20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20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20 Q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20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20 X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30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30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30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30 4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30 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30 F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30 F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30 F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30 J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30 J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30 J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30 K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30 K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30 K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30 K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30 S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30 S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30 S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30 X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30 X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30 X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32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32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32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4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40 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4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40 K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4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40 Q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40 Q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40 Q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40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40 X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42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42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44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50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50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50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50 4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50 M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50 M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50 M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50 S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50 S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50 S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50 X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50 X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50 X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60 1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60 2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60 3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60 M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60 M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60 M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70 J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70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7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7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8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9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9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190 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20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23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23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240 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240 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25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26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27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27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28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28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29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29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29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29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29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31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31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31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33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33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33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33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33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35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35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350 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37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37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371 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371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373 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373 A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373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377 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378 A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378 J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38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38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39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39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40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40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41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41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42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42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43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43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44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44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45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45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46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46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47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47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48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48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49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500 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510 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52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54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54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55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560 M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560 R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560 S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57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570 S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57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58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58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590 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590 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60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60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61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61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62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62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63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64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640 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650 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66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660 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670 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01-7670 N</text:p>
          </table:table-cell>
          <table:table-cell table:number-columns-repeated="16383"/>
        </table:table-row>
        <table:table-row table:number-rows-repeated="10462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Daniel Ruben de Brito</dc:creator>
    <meta:creation-date>2019-07-18T23:11:53Z</meta:creation-date>
    <dc:date>2019-08-07T12:33:31Z</dc:date>
    <meta:editing-cycles>2</meta:editing-cycles>
    <meta:editing-duration>PT295S</meta:editing-duration>
  </office:meta>
</office:document-meta>
</file>